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7837c" officeooo:paragraph-rsid="0017837c"/>
    </style:style>
    <style:style style:name="P2" style:family="paragraph" style:parent-style-name="Standard">
      <style:text-properties fo:font-size="15pt" fo:font-weight="bold" officeooo:rsid="0017837c" officeooo:paragraph-rsid="0017837c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1pt" fo:font-style="italic" fo:font-weight="bold" officeooo:rsid="0017837c" officeooo:paragraph-rsid="0017837c" style:font-size-asian="21pt" style:font-style-asian="italic" style:font-weight-asian="bold" style:font-size-complex="21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crobash</text:p>
      <text:p text:style-name="P1"><text:span text:style-name="T1">Studente:</text:span> <text:span text:style-name="T4">Andrea Peres</text:span><text:span text:style-name="T3"> 4817585</text:span></text:p>
      <text:p text:style-name="P1"/>
      <text:p text:style-name="P2">- Test che dovrebbero avere successo:</text:p>
      <text:p text:style-name="P2">cd foo<text:tab/><text:span text:style-name="T5"># cambia la directory di lavoro </text:span></text:p>
      <text:p text:style-name="P2">ls -l | grep foo &gt;bar<text:tab/><text:span text:style-name="T5"># filtra l’elenco dei file tenendo solo le linee che</text:span> <text:span text:style-name="T5">contengono la stringa <text:tab/><text:tab/><text:tab/><text:tab/><text:tab/> <text:s/>“foo” e scrive il risultato nel file “bar”</text:span> </text:p>
      <text:p text:style-name="P2">cat /proc/cpuinfo | grep processor | wc -l<text:tab/><text:span text:style-name="T5"># conta il numero di processori (core) <text:tab/><text:tab/><text:tab/><text:tab/><text:tab/><text:tab/><text:tab/><text:tab/><text:tab/> <text:s text:c="2"/>presenti nel sistema</text:span></text:p>
      <text:p text:style-name="P2">cat &lt;/proc/cpuinfo | grep processor | wc -l<text:tab/><text:span text:style-name="T5"># come il precedente, ma stavolta cat legge <text:tab/><text:tab/><text:tab/><text:tab/><text:tab/><text:tab/><text:tab/><text:tab/><text:tab/> <text:s text:c="2"/>da standard input (che `e stato rediretto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22:10:20.599180364</meta:creation-date>
    <dc:date>2024-06-28T23:34:01.507742024</dc:date>
    <meta:editing-duration>PT1H23M41S</meta:editing-duration>
    <meta:editing-cycles>1</meta:editing-cycles>
    <meta:document-statistic meta:table-count="0" meta:image-count="0" meta:object-count="0" meta:page-count="1" meta:paragraph-count="7" meta:word-count="87" meta:character-count="518" meta:non-whitespace-character-count="405"/>
    <meta:generator>LibreOffice/7.4.7.2$Linux_AARCH64 LibreOffice_project/40$Build-2</meta:generator>
  </office:meta>
</office:document-meta>
</file>